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formula="of:=18.75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table:formula="of:=18.75"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11:49:51.2199862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3T11:50:35.644618933</dc:date>
    <meta:editing-duration>PT8H5M1S</meta:editing-duration>
    <meta:editing-cycles>116</meta:editing-cycles>
    <meta:document-statistic meta:table-count="4" meta:cell-count="700" meta:object-count="0"/>
  </office:meta>
</office:document-meta>
</file>